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14" calcext:value-type="float">
            <text:p>1.1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.28" calcext:value-type="float">
            <text:p>2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4.56" calcext:value-type="float">
            <text:p>4.5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9.11" calcext:value-type="float">
            <text:p>9.11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8.22" calcext:value-type="float">
            <text:p>18.2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14" calcext:value-type="float">
            <text:p>1.1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.28" calcext:value-type="float">
            <text:p>2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4.56" calcext:value-type="float">
            <text:p>4.5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9.11" calcext:value-type="float">
            <text:p>9.11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8.22" calcext:value-type="float">
            <text:p>18.2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14" calcext:value-type="float">
            <text:p>1.1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.28" calcext:value-type="float">
            <text:p>2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4.56" calcext:value-type="float">
            <text:p>4.5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9.11" calcext:value-type="float">
            <text:p>9.11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8.22" calcext:value-type="float">
            <text:p>18.2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57" calcext:value-type="float">
            <text:p>0.5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14" calcext:value-type="float">
            <text:p>1.1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.28" calcext:value-type="float">
            <text:p>2.2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4.56" calcext:value-type="float">
            <text:p>4.5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9.11" calcext:value-type="float">
            <text:p>9.11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8.22" calcext:value-type="float">
            <text:p>18.2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.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1:47:38.2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57S</meta:editing-duration>
    <meta:editing-cycles>3</meta:editing-cycles>
    <meta:generator>LibreOffice/5.2.7.2$Windows_x86 LibreOffice_project/2b7f1e640c46ceb28adf43ee075a6e8b8439ed10</meta:generator>
    <dc:date>2018-09-10T11:56:56.56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